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NotoSans NF" svg:font-family="'NotoSans NF'" style:font-family-generic="swiss"/>
    <style:font-face style:name="NotoSans NF1" svg:font-family="'NotoSans NF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top="0.0398in" fo:margin-bottom="0.0398in" style:contextual-spacing="false" fo:line-height="115%"/>
      <style:text-properties fo:font-size="14pt" officeooo:rsid="001c45fd" officeooo:paragraph-rsid="001c45fd" style:font-size-asian="14pt" style:font-size-complex="14pt"/>
    </style:style>
    <style:style style:name="P2" style:family="paragraph" style:parent-style-name="Standard">
      <style:paragraph-properties fo:line-height="115%"/>
      <style:text-properties fo:font-weight="bold" officeooo:rsid="00207f16" officeooo:paragraph-rsid="0020912b" style:font-weight-asian="bold" style:font-weight-complex="bold"/>
    </style:style>
    <style:style style:name="P3" style:family="paragraph" style:parent-style-name="Heading_20_1">
      <style:text-properties officeooo:rsid="001ad224" officeooo:paragraph-rsid="001ad224"/>
    </style:style>
    <style:style style:name="P4" style:family="paragraph" style:parent-style-name="Heading_20_3">
      <style:paragraph-properties fo:line-height="115%"/>
      <style:text-properties officeooo:rsid="001ad224" officeooo:paragraph-rsid="001ad224"/>
    </style:style>
    <style:style style:name="P5" style:family="paragraph" style:parent-style-name="Standard" style:list-style-name="List_20_1">
      <style:paragraph-properties fo:margin-top="0.0398in" fo:margin-bottom="0.0398in" style:contextual-spacing="false" fo:line-height="115%"/>
      <style:text-properties officeooo:paragraph-rsid="001e24b5"/>
    </style:style>
    <style:style style:name="P6" style:family="paragraph" style:parent-style-name="Standard" style:list-style-name="List_20_1">
      <style:paragraph-properties fo:margin-top="0.1189in" fo:margin-bottom="0.1189in" style:contextual-spacing="false" fo:line-height="115%"/>
      <style:text-properties officeooo:paragraph-rsid="001c45fd"/>
    </style:style>
    <style:style style:name="P7" style:family="paragraph" style:parent-style-name="Standard" style:list-style-name="List_20_1">
      <style:paragraph-properties fo:margin-top="0.1189in" fo:margin-bottom="0.1189in" style:contextual-spacing="false" fo:line-height="115%"/>
      <style:text-properties officeooo:paragraph-rsid="00243ec1"/>
    </style:style>
    <style:style style:name="P8" style:family="paragraph" style:parent-style-name="Standard" style:list-style-name="List_20_1">
      <style:paragraph-properties fo:margin-top="0.1189in" fo:margin-bottom="0.1189in" style:contextual-spacing="false" fo:line-height="115%"/>
      <style:text-properties officeooo:paragraph-rsid="0024abcc"/>
    </style:style>
    <style:style style:name="P9" style:family="paragraph" style:parent-style-name="Standard" style:list-style-name="List_20_1">
      <style:paragraph-properties fo:line-height="115%"/>
      <style:text-properties fo:font-size="14pt" officeooo:rsid="00207f16" officeooo:paragraph-rsid="00207f16" style:font-size-asian="14pt" style:font-size-complex="14pt"/>
    </style:style>
    <style:style style:name="P10" style:family="paragraph" style:parent-style-name="Standard">
      <style:paragraph-properties fo:line-height="115%"/>
      <style:text-properties fo:font-size="14pt" officeooo:rsid="00207f16" officeooo:paragraph-rsid="00207f16" style:font-size-asian="14pt" style:font-size-complex="14pt"/>
    </style:style>
    <style:style style:name="P11" style:family="paragraph" style:parent-style-name="Standard">
      <style:paragraph-properties fo:line-height="115%"/>
      <style:text-properties fo:font-size="14pt" officeooo:rsid="00207f16" officeooo:paragraph-rsid="0024abcc" style:font-size-asian="14pt" style:font-size-complex="14pt"/>
    </style:style>
    <style:style style:name="P12" style:family="paragraph" style:parent-style-name="Standard">
      <style:paragraph-properties fo:line-height="115%"/>
      <style:text-properties fo:font-size="14pt" officeooo:paragraph-rsid="0020912b" style:font-size-asian="14pt" style:font-size-complex="14pt"/>
    </style:style>
    <style:style style:name="P13" style:family="paragraph" style:parent-style-name="Standard">
      <style:paragraph-properties fo:margin-top="0.1189in" fo:margin-bottom="0.1189in" style:contextual-spacing="false" fo:line-height="115%"/>
      <style:text-properties fo:font-size="14pt" officeooo:rsid="001f1a16" officeooo:paragraph-rsid="001f1a16" style:font-size-asian="14pt" style:font-size-complex="14pt"/>
    </style:style>
    <style:style style:name="P14" style:family="paragraph" style:parent-style-name="Standard">
      <style:paragraph-properties fo:line-height="115%"/>
      <style:text-properties fo:font-size="14pt" fo:font-weight="bold" officeooo:rsid="00207f16" officeooo:paragraph-rsid="0020912b" style:font-size-asian="14pt" style:font-weight-asian="bold" style:font-size-complex="14pt" style:font-weight-complex="bold"/>
    </style:style>
    <style:style style:name="P15" style:family="paragraph" style:parent-style-name="Text_20_body">
      <style:paragraph-properties fo:line-height="115%"/>
      <style:text-properties officeooo:paragraph-rsid="0022d024"/>
    </style:style>
    <style:style style:name="P16" style:family="paragraph" style:parent-style-name="Text_20_body" style:list-style-name="List_20_1">
      <style:paragraph-properties fo:line-height="115%"/>
      <style:text-properties officeooo:paragraph-rsid="0024abcc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4abcc" style:font-weight-asian="normal" style:font-weight-complex="normal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officeooo:rsid="001c45fd" style:font-size-asian="14pt" style:font-size-complex="14pt"/>
    </style:style>
    <style:style style:name="T5" style:family="text">
      <style:text-properties fo:font-size="14pt" officeooo:rsid="001e24b5" style:font-size-asian="14pt" style:font-size-complex="14pt"/>
    </style:style>
    <style:style style:name="T6" style:family="text">
      <style:text-properties fo:font-size="14pt" officeooo:rsid="00207f16" style:font-size-asian="14pt" style:font-size-complex="14pt"/>
    </style:style>
    <style:style style:name="T7" style:family="text">
      <style:text-properties fo:font-size="14pt" officeooo:rsid="00243ec1" style:font-size-asian="14pt" style:font-size-complex="14pt"/>
    </style:style>
    <style:style style:name="T8" style:family="text">
      <style:text-properties fo:font-size="14pt" officeooo:rsid="0024abcc" style:font-size-asian="14pt" style:font-size-complex="14pt"/>
    </style:style>
    <style:style style:name="T9" style:family="text">
      <style:text-properties fo:font-size="14pt" fo:font-weight="bold" officeooo:rsid="001c45fd" style:font-size-asian="14pt" style:font-weight-asian="bold" style:font-size-complex="14pt" style:font-weight-complex="bold"/>
    </style:style>
    <style:style style:name="T10" style:family="text">
      <style:text-properties fo:font-size="14pt" fo:font-weight="bold" officeooo:rsid="0022d024" style:font-size-asian="14pt" style:font-weight-asian="bold" style:font-size-complex="14pt" style:font-weight-complex="bold"/>
    </style:style>
    <style:style style:name="T11" style:family="text">
      <style:text-properties fo:font-size="14pt" fo:font-weight="normal" style:font-size-asian="14pt" style:font-weight-asian="normal" style:font-size-complex="14pt" style:font-weight-complex="normal"/>
    </style:style>
    <style:style style:name="T12" style:family="text">
      <style:text-properties fo:font-size="14pt" fo:font-weight="normal" officeooo:rsid="0020912b" style:font-size-asian="14pt" style:font-weight-asian="normal" style:font-size-complex="14pt" style:font-weight-complex="normal"/>
    </style:style>
    <style:style style:name="T13" style:family="text">
      <style:text-properties fo:font-size="14pt" fo:font-weight="normal" officeooo:rsid="001c45fd" style:font-size-asian="14pt" style:font-weight-asian="normal" style:font-size-complex="14pt" style:font-weight-complex="normal"/>
    </style:style>
    <style:style style:name="T14" style:family="text">
      <style:text-properties fo:font-size="14pt" fo:font-weight="normal" officeooo:rsid="00243ec1" style:font-size-asian="14pt" style:font-weight-asian="normal" style:font-size-complex="14pt" style:font-weight-complex="normal"/>
    </style:style>
    <style:style style:name="T15" style:family="text">
      <style:text-properties fo:font-size="14pt" fo:font-weight="normal" officeooo:rsid="0024abcc" style:font-size-asian="14pt" style:font-weight-asian="normal" style:font-size-complex="14pt" style:font-weight-complex="normal"/>
    </style:style>
    <style:style style:name="T16" style:family="text">
      <style:text-properties officeooo:rsid="00225b18"/>
    </style:style>
    <style:style style:name="T17" style:family="text">
      <style:text-properties officeooo:rsid="00243ec1"/>
    </style:style>
    <style:style style:name="T18" style:family="text">
      <style:text-properties officeooo:rsid="0024abcc"/>
    </style:style>
    <style:style style:name="T19" style:family="text">
      <style:text-properties officeooo:rsid="001c45fd"/>
    </style:style>
    <style:style style:name="T20" style:family="text">
      <style:text-properties officeooo:rsid="001e24b5"/>
    </style:style>
    <style:style style:name="T21" style:family="text">
      <style:text-properties officeooo:rsid="001f1a16"/>
    </style:style>
    <style:style style:name="T22" style:family="text">
      <style:text-properties officeooo:rsid="00207f16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Реферат на тему “Анализ сервисов <text:span text:style-name="T16">для автоматического развёртывания ПО</text:span>”</text:h>
      <text:h text:style-name="P4" text:outline-level="3" text:is-list-header="true">Крылов А.В. ИКПИ-11</text:h>
      <text:p text:style-name="P15"><text:span text:style-name="T10">Сервисы для автоматического развёртывания ПО (Continuous Integration and Continuous Delivery, CI/CD)</text:span><text:span text:style-name="T4"> — </text:span><text:span text:style-name="T7">э</text:span><text:span text:style-name="T4">то комбинация непрерывной интеграции (continuous integration) и непрерывного развёртывания (continuous delivery или continuous deployment) программного обеспечения в процессе разработки. </text:span><text:span text:style-name="T3">CI/CD объединяет разработку, тестирование и развёртывание приложений. Цель CI/CD — ускорить обнаружение дефектов, повысить производительность и обеспечить более быстрые циклы выпуска. </text:span><text:span text:style-name="T7">Примеры инструментов для CI/CD: GitLab, Docker, Travis-CI, Jenkins, PHP Censor.</text:span></text:p>
      <text:p text:style-name="P1"><text:span text:style-name="T17">Этапы CI/CD</text:span>: </text:p>
      <text:list text:style-name="List_20_1">
        <text:list-item>
          <text:p text:style-name="P5"><text:span text:style-name="Strong_20_Emphasis"><text:span text:style-name="T4">Написание кода</text:span></text:span><text:span text:style-name="T4"> – </text:span><text:span text:style-name="T7">к</text:span><text:span text:style-name="T4">аждый разработчик создает код отвед</text:span><text:span text:style-name="T7">ё</text:span><text:span text:style-name="T4">нного ему модуля и тестирует его в ручном режиме. Затем разработанный и проверенный программный блок интегрируется в основной ветке с текущей версией продукта. Как только все модули будут опубликованы в главной ветке, команда переходит к следующему этапу.</text:span></text:p>
        </text:list-item>
        <text:list-item>
          <text:p text:style-name="P6"><text:span text:style-name="Strong_20_Emphasis"><text:span text:style-name="T4">Сборка </text:span></text:span><text:span text:style-name="T4">– </text:span><text:span text:style-name="T7">з</text:span><text:span text:style-name="T4">аранее подобранная система контроля версий запускает автоматизированную сборку и тестирование всего продукта. Триггеры могут быть настроены автоматически или вручную. Автоматическая сборка выполняется с помощью Jenkins или другого сервера непрерывной интеграции.</text:span></text:p>
        </text:list-item>
        <text:list-item>
          <text:p text:style-name="P6"><text:span text:style-name="Strong_20_Emphasis"><text:span text:style-name="T4">Ручное тестирование</text:span></text:span><text:span text:style-name="T4"> – </text:span><text:span text:style-name="T7">к</text:span><text:span text:style-name="T4">ак только CI-сервер закончит автоматизированную сборку продукта, он передается тестировщикам на проверку. Они используют различные методики тестирования для выявления и устранения ошибок и уязвимостей программы.</text:span></text:p>
        </text:list-item>
        <text:list-item>
          <text:p text:style-name="P6"><text:span text:style-name="Strong_20_Emphasis"><text:span text:style-name="T4">Релиз</text:span></text:span><text:span text:style-name="Strong_20_Emphasis"><text:span text:style-name="T13"> – </text:span></text:span><text:span text:style-name="Strong_20_Emphasis"><text:span text:style-name="T14">после исправления ошибок вычищенный и отлаженный код переходит на этап релиза для клиентов. Его проверяет заказчик, возможно, с привлечением своих специалистов или ограниченной группы пользователей. По результатам проверки код отправляется на доработку или согласуется.</text:span></text:span></text:p>
        </text:list-item>
        <text:list-item>
          <text:p text:style-name="P6"><text:soft-page-break/><text:span text:style-name="Strong_20_Emphasis"><text:span text:style-name="T7">Развёртывание</text:span></text:span><text:span text:style-name="Strong_20_Emphasis"><text:span text:style-name="T14"> – текущая версия программы размещается на продакшн-серверах разработчика. Заказчик может работать с программой, исследовать ее функции, искать уязвимости.</text:span></text:span></text:p>
        </text:list-item>
        <text:list-item>
          <text:p text:style-name="P7"><text:span text:style-name="Strong_20_Emphasis"><text:span text:style-name="T7">Поддержка и отслеживание</text:span></text:span><text:span text:style-name="Strong_20_Emphasis"><text:span text:style-name="T14"> – после развёртывания приложение становится доступным конечным пользователям. Параллельно этому разработчики выполняют его поддержку и одновременно мониторят реакцию пользователей, анализируют их опыт взаимодействия с программой.</text:span></text:span></text:p>
        </text:list-item>
        <text:list-item>
          <text:p text:style-name="P8"><text:span text:style-name="Strong_20_Emphasis"><text:span text:style-name="T7">Планирование</text:span></text:span><text:span text:style-name="Strong_20_Emphasis"><text:span text:style-name="T14"> – </text:span></text:span><text:span text:style-name="Strong_20_Emphasis"><text:span text:style-name="T15">на основании данных, полученных при изучении пользовательского опыта, разработчик подготавливает план доработок, включающий новые функции, исправление ошибок и т.д. После этого он вносит все корректировки в продукт — и цикл разработки начинается снова. </text:span></text:span></text:p>
        </text:list-item>
      </text:list>
      <text:p text:style-name="P13"><text:span text:style-name="T19">П</text:span>реимущества сервисов <text:span text:style-name="T18">для автоматического развёртывания ПО</text:span>:</text:p>
      <text:list text:continue-numbering="true" text:style-name="List_20_1">
        <text:list-item>
          <text:p text:style-name="P16"><text:span text:style-name="Strong_20_Emphasis"><text:span text:style-name="T8">Со</text:span></text:span><text:span text:style-name="Strong_20_Emphasis"><text:span text:style-name="T5">кращение сроков разработки</text:span></text:span><text:span text:style-name="T5"> – </text:span><text:span text:style-name="T8">м</text:span><text:span text:style-name="T5">етодологи</text:span><text:span text:style-name="T8">я</text:span><text:span text:style-name="T5"> </text:span><text:span text:style-name="T8">CI/CD </text:span><text:span text:style-name="T5">уменьшает время доработок до нескольких дней, в сложных проектах — недель. Это позволяет разработчикам быстрее тестировать и опробовать нововведения, а затем внедрять их в продукт раньше конкурентов. </text:span></text:p>
        </text:list-item>
        <text:list-item>
          <text:p text:style-name="P16"><text:span text:style-name="Strong_20_Emphasis"><text:span text:style-name="T3">Отбор перспективных вариантов</text:span></text:span><text:span text:style-name="T3"> – </text:span><text:span text:style-name="T8">б</text:span><text:span text:style-name="T3">ыстро</text:span><text:span text:style-name="T8">е</text:span><text:span text:style-name="T3"> тестирование и большое количество итераций позволяют разработчику вовремя отсеивать бесперспективные варианты кода на начальных этапах. Это также способствует экономичному расходованию времени и ресурсов без их распыления на тупиковые направления. </text:span></text:p>
        </text:list-item>
        <text:list-item>
          <text:p text:style-name="P16"><text:span text:style-name="Strong_20_Emphasis"><text:span text:style-name="T3">Качество тестирования –</text:span></text:span><text:span text:style-name="Strong_20_Emphasis"><text:span text:style-name="T11"> </text:span></text:span><text:span text:style-name="Strong_20_Emphasis"><text:span text:style-name="T15">с</text:span></text:span><text:span text:style-name="T3">очетани</text:span><text:span text:style-name="T8">е</text:span><text:span text:style-name="T3"> ручной и автоматизированной проверки позволяет выявлять ошибки на ранних этапах разработки. Это снижает вероятность их накопления на этапе релиза, что еще больше сокращает время работы над проектом. </text:span></text:p>
        </text:list-item>
      </text:list>
      <text:p text:style-name="P10"/>
      <text:p text:style-name="P11"><text:span text:style-name="T20">Н</text:span>едостатки <text:span text:style-name="T21">сервисов </text:span><text:span text:style-name="T18">для автоматического развёртывания ПО</text:span>:</text:p>
      <text:list text:continue-numbering="true" text:style-name="List_20_1">
        <text:list-item>
          <text:p text:style-name="P16"><text:span text:style-name="Strong_20_Emphasis"><text:span text:style-name="T8">В</text:span></text:span><text:span text:style-name="Strong_20_Emphasis"><text:span text:style-name="T6">ысокие требования к опыту</text:span></text:span><text:span text:style-name="T6"> – </text:span><text:span text:style-name="T8">р</text:span><text:span text:style-name="T6">абочи</text:span><text:span text:style-name="T8">й</text:span><text:span text:style-name="T6"> процесс в любой компании можно перевести на методологию CI/CD. Однако это требует от разработчиков как знания самой концепции на практическом уровне, так и умения быстро реорганизовать процессы в самой организации. Иными словами, CI/CD имеет </text:span><text:soft-page-break/><text:span text:style-name="T6">достаточно большой порог вхождения в сравнении со многими традиционными методологиями.</text:span></text:p>
        </text:list-item>
        <text:list-item>
          <text:p text:style-name="P16"><text:span text:style-name="Strong_20_Emphasis"><text:span text:style-name="T3">Сложность постоянного взаимодействия </text:span></text:span><text:span text:style-name="T3">– </text:span><text:span text:style-name="T8">н</text:span><text:span text:style-name="T3">епрерывна</text:span><text:span text:style-name="T8">я</text:span><text:span text:style-name="T3"> интеграция и доставка программного продукта требуют от разработчиков высокой скоординированности действий. На практике это означает, что должно быть отдельное лицо, которое занимается организацией рабочего процесса и налаживанием взаимодействия между членами команды. </text:span></text:p>
        </text:list-item>
      </text:list>
      <text:p text:style-name="P10"/>
      <text:p text:style-name="P14">Вывод:</text:p>
      <text:p text:style-name="P12"><text:span text:style-name="T1">Возможность оперативно вносить изменения, постоянно тестировать и дорабатывать продукт, взаимодействовать не только друг с другом, но и с клиентом делает концепцию CI/CD популярной среди разработчиков. Сегодня е</text:span><text:span text:style-name="T2">ё</text:span><text:span text:style-name="T1"> понимание и практическое освоение являются важной рекомендацией при разработке как крупных, так и небольших проектов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NotoSans NF" svg:font-family="'NotoSans NF'" style:font-family-generic="swiss"/>
    <style:font-face style:name="NotoSans NF1" svg:font-family="'NotoSans NF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Sans NF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Sans NF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Sans NF1" style:font-family-complex="'NotoSans NF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Sans NF" style:font-family-complex="'NotoSans NF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Sans NF" style:font-family-complex="'NotoSans NF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Sans NF" style:font-family-complex="'NotoSans NF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4T21:07:15.395684467</meta:creation-date>
    <meta:generator>LibreOffice/24.2.3.2$Linux_X86_64 LibreOffice_project/420$Build-2</meta:generator>
    <dc:date>2024-05-15T01:55:15.718833441</dc:date>
    <meta:editing-duration>PT3M35S</meta:editing-duration>
    <meta:editing-cycles>3</meta:editing-cycles>
    <meta:document-statistic meta:table-count="0" meta:image-count="0" meta:object-count="0" meta:page-count="3" meta:paragraph-count="20" meta:word-count="533" meta:character-count="4356" meta:non-whitespace-character-count="3833"/>
  </office:meta>
</office:document-meta>
</file>